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P4" style:family="paragraph" style:parent-style-name="Standard" style:list-style-name="L2">
      <style:paragraph-properties fo:text-align="start" style:justify-single-word="false"/>
    </style:style>
    <style:style style:name="P5" style:family="paragraph" style:parent-style-name="Standard" style:list-style-name="L3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fo:color="#ff0000"/>
    </style:style>
    <style:style style:name="P7" style:family="paragraph" style:parent-style-name="Standard">
      <style:paragraph-properties fo:text-align="center" style:justify-single-word="false"/>
      <style:text-properties fo:color="#ff0000" fo:font-size="20pt" fo:font-weight="bold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ff0000" fo:font-size="14pt" style:font-size-asian="14pt" style:font-size-complex="14pt"/>
    </style:style>
    <style:style style:name="T1" style:family="text">
      <style:text-properties fo:language="en" fo:country="US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SSUNZIONI PROGETTO</text:p>
      <text:p text:style-name="P1"/>
      <text:p text:style-name="P8">Mini TinyOS</text:p>
      <text:p text:style-name="P2"/>
      <text:list xml:id="list770900445" text:style-name="L1">
        <text:list-item>
          <text:p text:style-name="P3">Se il nodo x ha già fatto broadcast del messaggio y, se lo riceve ancora non lo rifà più.</text:p>
        </text:list-item>
        <text:list-item>
          <text:p text:style-name="P3">Appena un messaggio è preso IN CONSEGNA per l'invi, il nodo è inibito da un successivo invio del messaggio stesso.</text:p>
        </text:list-item>
        <text:list-item>
          <text:p text:style-name="P3">Solo il nodo 0 invia nuovi messaggi.</text:p>
        </text:list-item>
        <text:list-item>
          <text:p text:style-name="P3">Alla ricezione di un messaggio con sequence number x, tutti i messaggi con sequence number minore di x che sono ricevuti vengono considerati obsoleti e non più inoltrati così come i loro ack.</text:p>
        </text:list-item>
        <text:list-item>
          <text:p text:style-name="P3">Se gli ack dei messaggi vengono persi non si rimedia (è come se raggiungo meno nodi) altrimenti avrei potuto inviare il messaggio originale a tutti in modo affidabile.</text:p>
        </text:list-item>
        <text:list-item>
          <text:p text:style-name="P3">Ipotesi: Al massimo possono essere accodati contemporaneamente 2 ack (il terzo sovrascrive) e 2 messaggi.</text:p>
        </text:list-item>
      </text:list>
      <text:p text:style-name="P2"/>
      <text:p text:style-name="P8">Mini Erlang</text:p>
      <text:p text:style-name="P6"/>
      <text:list xml:id="list1515461412" text:style-name="L2">
        <text:list-item>
          <text:p text:style-name="P4">La RuleList (sottoscrizioni) è attualmente nota solo alla <text:span text:style-name="T1">root.</text:span> Occorre distribuirla anche su tutti i <text:span text:style-name="T1">brokers</text:span>?</text:p>
        </text:list-item>
        <text:list-item>
          <text:p text:style-name="P4">E' bene memorizzare il <text:span text:style-name="T1">path</text:span> completo per raggiungere il <text:span text:style-name="T1">client</text:span> nel <text:span text:style-name="T1">delivery</text:span> <text:span text:style-name="T1">path</text:span>?</text:p>
        </text:list-item>
        <text:list-item>
          <text:p text:style-name="P4">Funzioni per la sottoscrizione.</text:p>
        </text:list-item>
        <text:list-item>
          <text:p text:style-name="P4">I <text:span text:style-name="T1">publisher</text:span> possono collegarsi anche a dei broker non foglia?</text:p>
        </text:list-item>
      </text:list>
      <text:p text:style-name="P2"/>
      <text:p text:style-name="P8">Demo Erlang</text:p>
      <text:p text:style-name="P2"/>
      <text:list xml:id="list656915250" text:style-name="L3">
        <text:list-item>
          <text:p text:style-name="P5">Il guasto deve ripristinare lo stato pre <text:span text:style-name="T1">crash</text:span> o semplicemente entrare in uno stato funzionante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3-25T11:00:19</meta:creation-date>
    <meta:document-statistic meta:table-count="0" meta:image-count="0" meta:object-count="0" meta:page-count="1" meta:paragraph-count="15" meta:word-count="199" meta:character-count="1155"/>
    <dc:date>2010-03-25T11:47:56</dc:date>
    <meta:editing-duration>PT00H02M15S</meta:editing-duration>
    <meta:editing-cycles>1</meta:editing-cycles>
    <meta:generator>OpenOffice.org/3.1$Linux OpenOffice.org_project/310m19$Build-9420</meta:generator>
  </office:meta>
</office:document-meta>
</file>